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7000003222BD03176137D63D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55.95mm"/>
    </style:style>
    <style:style style:name="co3" style:family="table-column">
      <style:table-column-properties fo:break-before="auto" style:column-width="50.41mm"/>
    </style:style>
    <style:style style:name="co4" style:family="table-column">
      <style:table-column-properties fo:break-before="auto" style:column-width="51.79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65.21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35.47mm"/>
    </style:style>
    <style:style style:name="co9" style:family="table-column">
      <style:table-column-properties fo:break-before="auto" style:column-width="27.99mm"/>
    </style:style>
    <style:style style:name="co10" style:family="table-column">
      <style:table-column-properties fo:break-before="auto" style:column-width="34.36mm"/>
    </style:style>
    <style:style style:name="co11" style:family="table-column">
      <style:table-column-properties fo:break-before="auto" style:column-width="23.42mm"/>
    </style:style>
    <style:style style:name="co12" style:family="table-column">
      <style:table-column-properties fo:break-before="auto" style:column-width="99.27mm"/>
    </style:style>
    <style:style style:name="co13" style:family="table-column">
      <style:table-column-properties fo:break-before="auto" style:column-width="102.98mm"/>
    </style:style>
    <style:style style:name="co14" style:family="table-column">
      <style:table-column-properties fo:break-before="auto" style:column-width="76.15mm"/>
    </style:style>
    <style:style style:name="co15" style:family="table-column">
      <style:table-column-properties fo:break-before="auto" style:column-width="53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100.51mm"/>
    </style:style>
    <style:style style:name="co18" style:family="table-column">
      <style:table-column-properties fo:break-before="auto" style:column-width="43.99mm"/>
    </style:style>
    <style:style style:name="co19" style:family="table-column">
      <style:table-column-properties fo:break-before="auto" style:column-width="67.98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40.69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39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m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1.11pt double #999999" style:border-line-width-top="0.02mm 0.35mm 0.02mm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0.51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2mm 0.35mm 0.02mm" style:rotation-angle="0" style:rotation-align="none" style:shrink-to-fit="false" fo:border-top="0.06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2mm 0.35mm 0.02mm" style:diagonal-bl-tr="none" style:diagonal-tl-br="none" style:text-align-source="fix" style:repeat-content="false" fo:background-color="transparent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0.51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1.11pt double #999999" style:border-line-width-left="0.02mm 0.35mm 0.02mm" fo:border-right="0.51pt solid #999999" fo:border-top="1.11pt double #999999" style:border-line-width-top="0.02mm 0.35mm 0.02mm" style:vertical-align="middle"/>
      <style:paragraph-properties fo:text-align="center" fo:margin-left="0m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2mm 0.35mm 0.02mm" fo:border-right="0.51pt solid #999999" fo:border-top="1.11pt double #999999" style:border-line-width-top="0.02mm 0.35mm 0.02mm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2mm 0.35mm 0.02mm" fo:border-right="0.51pt solid #999999" fo:border-top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2mm 0.35mm 0.02mm" style:text-align-source="fix" style:repeat-content="false" fo:wrap-option="wrap" fo:border-left="1.11pt double #999999" style:border-line-width-left="0.02mm 0.35mm 0.02mm" fo:border-right="0.51pt solid #999999" fo:border-top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2mm 0.35mm 0.02mm" style:vertical-align="middle"/>
      <style:paragraph-properties fo:text-align="start" fo:margin-left="0m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2mm 0.35mm 0.02mm" fo:border-right="1.11pt double #999999" style:border-line-width-right="0.02mm 0.35mm 0.02mm" fo:border-top="1.11pt double #999999" style:border-line-width-top="0.02mm 0.35mm 0.02m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2mm 0.35mm 0.02mm" fo:border-right="1.11pt double #999999" style:border-line-width-right="0.02mm 0.35mm 0.02mm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2mm 0.35mm 0.02mm" style:diagonal-bl-tr="none" style:diagonal-tl-br="none" fo:border-left="1.11pt double #999999" style:border-line-width-left="0.02mm 0.35mm 0.02mm" fo:border-right="1.11pt double #999999" style:border-line-width-right="0.02mm 0.35mm 0.02mm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m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m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2mm 0.35mm 0.02mm" style:rotation-angle="0" style:rotation-align="none" style:shrink-to-fit="false" fo:border-top="1.11pt double #999999" style:border-line-width-top="0.02mm 0.35mm 0.02mm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2mm 0.35mm 0.02mm" style:rotation-angle="0" style:rotation-align="none" style:shrink-to-fit="false" fo:border-top="0.51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1.11pt double #999999" style:border-line-width-bottom="0.02mm 0.35mm 0.02m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0.51pt solid #999999" fo:border-right="0.51pt solid #999999" fo:border-top="1.11pt double #999999" style:border-line-width-top="0.02mm 0.35mm 0.02mm" style:vertical-align="middle"/>
      <style:paragraph-properties fo:text-align="center" fo:margin-left="0mm"/>
      <style:text-properties style:font-name="NewsGotT" fo:font-size="14pt" fo:font-weight="bold" style:font-size-asian="14pt" style:font-size-complex="14pt"/>
    </style:style>
    <style:style style:name="ce120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2mm 0.35mm 0.02mm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21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22" style:family="table-cell" style:parent-style-name="Default" style:data-style-name="N100">
      <style:table-cell-properties fo:border-bottom="1.11pt double #999999" style:border-line-width-bottom="0.02mm 0.35mm 0.02m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m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2mm 0.35mm 0.02m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2mm 0.35mm 0.02mm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mm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mm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2mm 0.35mm 0.02mm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5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1.11pt double #999999" style:border-line-width-top="0.02mm 0.35mm 0.02mm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0.06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2mm 0.35mm 0.02mm" fo:background-color="#cccccc" style:diagonal-bl-tr="none" style:diagonal-tl-br="none" style:text-align-source="fix" style:repeat-content="false" fo:wrap-option="wrap" fo:border-left="1.11pt double #999999" style:border-line-width-left="0.02mm 0.35mm 0.02mm" style:direction="ltr" fo:border-right="1.11pt double #999999" style:border-line-width-right="0.02mm 0.35mm 0.02mm" style:rotation-angle="0" style:rotation-align="none" style:shrink-to-fit="false" fo:border-top="0.06pt solid #999999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0.51pt solid #999999" fo:border-right="1.11pt double #999999" style:border-line-width-right="0.02mm 0.35mm 0.02mm" fo:border-top="1.11pt double #999999" style:border-line-width-top="0.02mm 0.35mm 0.02mm" style:vertical-align="middle"/>
      <style:paragraph-properties fo:text-align="center" fo:margin-left="0mm"/>
      <style:text-properties style:font-name="Eras Md BT" fo:font-size="12pt" fo:font-weight="bold"/>
    </style:style>
    <style:style style:name="ce138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2mm 0.35mm 0.02mm" fo:border-top="1.11pt double #999999" style:border-line-width-top="0.02mm 0.35mm 0.02mm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39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2mm 0.35mm 0.02mm" fo:border-top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140" style:family="table-cell" style:parent-style-name="Default" style:data-style-name="N100">
      <style:table-cell-properties fo:border-bottom="1.11pt double #999999" style:border-line-width-bottom="0.02mm 0.35mm 0.02mm" style:text-align-source="fix" style:repeat-content="false" fo:wrap-option="wrap" fo:border-left="0.51pt solid #999999" fo:border-right="1.11pt double #999999" style:border-line-width-right="0.02mm 0.35mm 0.02mm" fo:border-top="0.51pt solid #999999" style:vertical-align="middle"/>
      <style:paragraph-properties fo:text-align="center" fo:margin-left="0m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2mm 0.35mm 0.02mm" style:rotation-angle="0" style:rotation-align="none" style:shrink-to-fit="false" fo:border-top="1.11pt double #999999" style:border-line-width-top="0.02mm 0.35mm 0.02mm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2mm 0.35mm 0.02mm" style:rotation-angle="0" style:rotation-align="none" style:shrink-to-fit="false" fo:border-top="0.06pt solid #9999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2mm 0.35mm 0.02mm" style:diagonal-bl-tr="none" style:diagonal-tl-br="none" style:text-align-source="fix" style:repeat-content="false" fo:wrap-option="wrap" fo:border-left="0.51pt solid #999999" style:direction="ltr" fo:border-right="1.11pt double #999999" style:border-line-width-right="0.02mm 0.35mm 0.02mm" style:rotation-angle="0" style:rotation-align="none" style:shrink-to-fit="false" fo:border-top="0.06pt solid #9999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0.51pt solid #999999" fo:border-right="1.11pt double #999999" style:border-line-width-right="0.02mm 0.35mm 0.02mm" fo:border-top="1.11pt double #999999" style:border-line-width-top="0.02mm 0.35mm 0.02mm" style:vertical-align="middle"/>
      <style:paragraph-properties fo:text-align="center" fo:margin-left="0m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2mm 0.35mm 0.02mm" fo:background-color="#e6e6e6" style:text-align-source="fix" style:repeat-content="false" fo:border-left="0.06pt solid #999999" fo:border-right="1.11pt double #999999" style:border-line-width-right="0.02mm 0.35mm 0.02mm" fo:border-top="0.06pt solid #999999" style:vertical-align="middle"/>
      <style:paragraph-properties fo:text-align="center" fo:margin-left="0m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2mm 0.35mm 0.02mm" fo:border-top="1.11pt double #999999" style:border-line-width-top="0.02mm 0.35mm 0.02m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2mm 0.35mm 0.02mm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2mm 0.35mm 0.02mm" style:diagonal-bl-tr="none" style:diagonal-tl-br="none" fo:border-left="0.06pt solid #999999" fo:border-right="1.11pt double #999999" style:border-line-width-right="0.02mm 0.35mm 0.02mm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153" style:family="table-cell" style:parent-style-name="Default">
      <style:table-cell-properties fo:border="0.51pt solid #ffffff"/>
      <style:text-properties style:text-underline-style="solid" style:text-underline-width="auto" style:text-underline-color="font-color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2mm 0.35mm 0.02mm" style:direction="ltr" style:rotation-angle="0" style:rotation-align="none" style:shrink-to-fit="false" style:vertical-align="middle"/>
      <style:paragraph-properties fo:text-align="justify" fo:margin-left="0m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2mm 0.35mm 0.02mm" fo:background-color="#e6e6e6" style:text-align-source="fix" style:repeat-content="false" fo:border-left="1.11pt double #b3b3b3" style:border-line-width-left="0.02mm 0.35mm 0.02mm" fo:border-right="0.99pt solid #b3b3b3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2mm 0.35mm 0.02mm" fo:border-right="0.99pt solid #b3b3b3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2mm 0.35mm 0.02mm" style:text-align-source="fix" style:repeat-content="false" fo:border-left="1.11pt double #b3b3b3" style:border-line-width-left="0.02mm 0.35mm 0.02mm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2mm 0.35mm 0.02mm" fo:background-color="#e6e6e6" style:text-align-source="fix" style:repeat-content="false" fo:border-left="1.11pt double #b3b3b3" style:border-line-width-left="0.02mm 0.35mm 0.02mm" fo:border-right="none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2mm 0.35mm 0.02mm" fo:border-right="none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2mm 0.35mm 0.02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2mm 0.35mm 0.02mm" style:text-align-source="fix" style:repeat-content="false" fo:border-left="1.11pt double #b3b3b3" style:border-line-width-left="0.02mm 0.35mm 0.02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2mm 0.35mm 0.02mm" fo:border-left="none" fo:border-right="none" fo:border-top="1.11pt double #b3b3b3" style:border-line-width-top="0.02mm 0.35mm 0.02m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2mm 0.35mm 0.02mm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1.11pt double #b3b3b3" style:border-line-width-bottom="0.02mm 0.35mm 0.02mm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2mm 0.35mm 0.02mm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2mm 0.35mm 0.02mm" fo:background-color="#e6e6e6" style:text-align-source="fix" style:repeat-content="false" fo:border-left="0.99pt solid #b3b3b3" fo:border-right="0.99pt solid #b3b3b3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2mm 0.35mm 0.02mm" style:text-align-source="fix" style:repeat-content="false" fo:border-left="0.99pt solid #b3b3b3" fo:border-right="0.99pt solid #b3b3b3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2mm 0.35mm 0.02mm" fo:border-right="none" fo:border-top="0.99pt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1.11pt double #b3b3b3" style:border-line-width-bottom="0.02mm 0.35mm 0.02mm" fo:background-color="#e6e6e6" style:text-align-source="fix" style:repeat-content="false" fo:border-left="0.99pt solid #b3b3b3" fo:border-right="1.11pt double #b3b3b3" style:border-line-width-right="0.02mm 0.35mm 0.02mm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2mm 0.35mm 0.02mm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1.11pt double #b3b3b3" style:border-line-width-bottom="0.02mm 0.35mm 0.02mm" fo:background-color="#ffffff" style:text-align-source="fix" style:repeat-content="false" fo:border-left="0.99pt solid #b3b3b3" fo:border-right="1.11pt double #b3b3b3" style:border-line-width-right="0.02mm 0.35mm 0.02mm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b3b3b3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1.11pt double #b3b3b3" style:border-line-width-bottom="0.02mm 0.35mm 0.02mm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1.11pt double #b3b3b3" style:border-line-width-bottom="0.02mm 0.35mm 0.02mm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2mm 0.35mm 0.02mm" fo:border-top="1.11pt double #b3b3b3" style:border-line-width-top="0.02mm 0.35mm 0.02m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2mm 0.35mm 0.02m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2mm 0.35mm 0.02mm" fo:background-color="#e6e6e6" fo:border-left="none" fo:border-right="1.11pt double #b3b3b3" style:border-line-width-right="0.02mm 0.35mm 0.02m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2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2"/>
          <table:table-cell table:style-name="ce113" table:number-columns-spanned="3" table:number-rows-spanned="1"/>
          <table:covered-table-cell table:number-columns-repeated="2"/>
          <table:table-cell table:style-name="ce113" table:number-columns-spanned="3" table:number-rows-spanned="1"/>
          <table:covered-table-cell table:number-columns-repeated="2"/>
          <table:table-cell table:number-columns-repeated="56"/>
        </table:table-row>
        <table:table-row table:style-name="ro2">
          <table:table-cell>
            <draw:frame table:end-cell-address="'Hoja de Control'.B8" table:end-x="37.3mm" table:end-y="10.29mm" draw:z-index="0" draw:name="Imagen 2" draw:style-name="gr1" draw:text-style-name="P1" svg:width="40.59mm" svg:height="28.14mm" svg:x="18.88mm" svg:y="3.32m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3" table:number-rows-spanned="1"/>
          <table:covered-table-cell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2" table:number-rows-spanned="1">
            <text:p>&lt;Nombre Proyecto&gt;</text:p>
          </table:table-cell>
          <table:covered-table-cell table:style-name="ce42"/>
          <table:table-cell/>
          <table:table-cell table:style-name="ce113" office:value-type="string" calcext:value-type="string">
            <text:p>&lt;Unidad Organizativa&gt;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30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ce130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&lt;JOBEANDA&gt;</text:p>
          </table:table-cell>
          <table:covered-table-cell table:number-columns-repeated="2" table:style-name="ce44"/>
          <table:covered-table-cell table:style-name="ce54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6" office:value-type="string" calcext:value-type="string" table:number-columns-spanned="4" table:number-rows-spanned="1">
            <text:p>&lt;Junit_Maximo&gt;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6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6" office:value-type="string" calcext:value-type="string" table:number-columns-spanned="4" table:number-rows-spanned="1">
            <text:p>&lt;Joaquín Montero Martínez&gt;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8" office:value-type="string" calcext:value-type="string">
            <text:p>Versión / Edición</text:p>
          </table:table-cell>
          <table:table-cell table:style-name="ce117" office:value-type="string" calcext:value-type="string" table:number-columns-spanned="2" table:number-rows-spanned="1">
            <text:p>0100</text:p>
          </table:table-cell>
          <table:covered-table-cell table:style-name="ce117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05/03/2020</text:p>
          </table:table-cell>
          <table:table-cell table:number-columns-repeated="58"/>
        </table:table-row>
        <table:table-row table:style-name="ro5">
          <table:table-cell/>
          <table:table-cell table:style-name="ce8" office:value-type="string" calcext:value-type="string">
            <text:p>Aprobado Por</text:p>
          </table:table-cell>
          <table:table-cell table:style-name="ce117" table:number-columns-spanned="2" table:number-rows-spanned="1"/>
          <table:covered-table-cell table:style-name="ce117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05/03/2020</text:p>
          </table:table-cell>
          <table:table-cell table:style-name="ce2"/>
          <table:table-cell table:number-columns-repeated="57"/>
        </table:table-row>
        <table:table-row table:style-name="ro5">
          <table:table-cell table:style-name="Default"/>
          <table:table-cell table:style-name="ce9"/>
          <table:table-cell table:style-name="ce118" table:number-columns-spanned="2" table:number-rows-spanned="1"/>
          <table:covered-table-cell table:style-name="ce118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57"/>
        </table:table-row>
        <table:table-row table:style-name="ro5">
          <table:table-cell table:style-name="ce2" table:number-columns-repeated="7"/>
          <table:table-cell table:number-columns-repeated="57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48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56"/>
        </table:table-row>
        <table:table-row table:style-name="ro6">
          <table:table-cell/>
          <table:table-cell table:style-name="ce11" office:value-type="string" calcext:value-type="string">
            <text:p>Versión</text:p>
          </table:table-cell>
          <table:table-cell table:style-name="ce119" office:value-type="string" calcext:value-type="string">
            <text:p>Causa del cambio</text:p>
          </table:table-cell>
          <table:table-cell table:style-name="ce119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56"/>
        </table:table-row>
        <table:table-row table:style-name="ro5">
          <table:table-cell/>
          <table:table-cell table:style-name="ce12" office:value-type="string" calcext:value-type="string">
            <text:p>0100</text:p>
          </table:table-cell>
          <table:table-cell table:style-name="ce120" office:value-type="string" calcext:value-type="string">
            <text:p>Versión Inicial</text:p>
          </table:table-cell>
          <table:table-cell table:style-name="ce120" office:value-type="string" calcext:value-type="string" table:number-columns-spanned="2" table:number-rows-spanned="1">
            <text:p>&lt;Joaquín Montero Martínez&gt;</text:p>
          </table:table-cell>
          <table:covered-table-cell table:style-name="ce138"/>
          <table:table-cell table:style-name="ce138" office:value-type="string" calcext:value-type="string">
            <text:p>05/03/2020</text:p>
          </table:table-cell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4"/>
          <table:table-cell table:style-name="ce122"/>
          <table:table-cell table:style-name="ce122" table:number-columns-spanned="2" table:number-rows-spanned="1"/>
          <table:covered-table-cell table:style-name="ce140"/>
          <table:table-cell table:style-name="ce140"/>
          <table:table-cell table:style-name="ce2" table:number-columns-repeated="2"/>
          <table:table-cell table:number-columns-repeated="56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56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56"/>
        </table:table-row>
        <table:table-row table:style-name="ro6">
          <table:table-cell/>
          <table:table-cell table:style-name="ce2" table:number-columns-repeated="7"/>
          <table:table-cell table:number-columns-repeated="56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6" office:value-type="string" calcext:value-type="string" table:number-columns-spanned="5" table:number-rows-spanned="1">
            <text:p>Joaquín Montero Martínez</text:p>
          </table:table-cell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54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56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56"/>
        </table:table-row>
        <table:table-row table:style-name="ro7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55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/>
          <table:table-cell table:style-name="ce153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55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55"/>
        </table:table-row>
        <table:table-row table:style-name="ro1" table:number-rows-repeated="654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uebas Unitarias" table:style-name="ta1" table:print-ranges="'Pruebas Unitarias'.A1:'Pruebas Unitarias'.H37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48" table:default-cell-style-name="ce1"/>
        <table:table-column table:style-name="co1" table:number-columns-repeated="195" table:default-cell-style-name="Default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253"/>
        </table:table-row>
        <table:table-row table:style-name="ro2">
          <table:table-cell>
            <draw:frame table:end-cell-address="'Pruebas Unitarias'.C9" table:end-x="13.98mm" table:end-y="0.61mm" draw:z-index="0" draw:name="Imagen 2" draw:style-name="gr1" draw:text-style-name="P1" svg:width="40.69mm" svg:height="28.14mm" svg:x="18.88mm" svg:y="3.32m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&lt;Nombre Proyecto&gt;</text:p>
          </table:table-cell>
          <table:covered-table-cell table:style-name="ce113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Plan de Pruebas Unitarias</text:p>
          </table:table-cell>
          <table:covered-table-cell table:style-name="ce113"/>
          <table:covered-table-cell table:style-name="ce130"/>
          <table:table-cell table:style-name="ce130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8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calcext:value-type="string" table:number-columns-spanned="2" table:number-rows-spanned="1">
            <text:p>&lt;&lt;CA0XX&gt;&gt;</text:p>
          </table:table-cell>
          <table:covered-table-cell table:style-name="ce78"/>
          <table:table-cell table:style-name="ce86" office:value-type="string" calcext:value-type="string">
            <text:p>&lt;&lt;Componente 1&gt;&gt;</text:p>
          </table:table-cell>
          <table:table-cell table:style-name="Default"/>
          <table:table-cell table:style-name="ce92" table:number-columns-spanned="2" table:number-rows-spanned="1"/>
          <table:covered-table-cell table:style-name="ce95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YY&gt;&gt;</text:p>
          </table:table-cell>
          <table:covered-table-cell table:style-name="ce167"/>
          <table:table-cell table:style-name="ce87" office:value-type="string" calcext:value-type="string">
            <text:p>&lt;&lt;Componente 2&gt;&gt;</text:p>
          </table:table-cell>
          <table:table-cell table:style-name="ce167"/>
          <table:table-cell table:style-name="ce93" table:number-columns-spanned="2" table:number-rows-spanned="1"/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PRUEBAS MÉTODO MAX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Comprobación sin valores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Nada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string" calcext:value-type="string">
            <text:p><text:s text:c="7"/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Comprobación con un valor</text:p>
          </table:table-cell>
          <table:table-cell table:style-name="ce83" office:value-type="string" calcext:value-type="string">
            <text:p>Max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97" office:value-type="string" calcext:value-type="string">
            <text:p><text:s text:c="7"/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Comprobación con varios valores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1,3,5</text:p>
          </table:table-cell>
          <table:table-cell table:style-name="ce83" office:value-type="float" office:value="5" calcext:value-type="float">
            <text:p>5</text:p>
          </table:table-cell>
          <table:table-cell table:style-name="ce97" office:value-type="string" calcext:value-type="string">
            <text:p><text:s text:c="7"/>SI</text:p>
          </table:table-cell>
          <table:table-cell table:style-name="ce10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Comprobación con elementos desordenados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1,5,7,3</text:p>
          </table:table-cell>
          <table:table-cell table:style-name="ce83" office:value-type="float" office:value="7" calcext:value-type="float">
            <text:p>7</text:p>
          </table:table-cell>
          <table:table-cell table:style-name="ce97" office:value-type="string" calcext:value-type="string">
            <text:p><text:s text:c="7"/>SI</text:p>
          </table:table-cell>
          <table:table-cell table:style-name="ce100"/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Comprobación con elementos negativos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4,-6,9,-8,1</text:p>
          </table:table-cell>
          <table:table-cell table:style-name="ce83" office:value-type="float" office:value="9" calcext:value-type="float">
            <text:p>9</text:p>
          </table:table-cell>
          <table:table-cell table:style-name="ce97" office:value-type="string" calcext:value-type="string">
            <text:p><text:s text:c="7"/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Comprobación null</text:p>
          </table:table-cell>
          <table:table-cell table:style-name="ce84" office:value-type="string" calcext:value-type="string">
            <text:p>Max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186" office:value-type="string" calcext:value-type="string">
            <text:p>       SI</text:p>
          </table:table-cell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YY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 calcext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</number:text>
      <number:number number:decimal-places="0" loext:min-decimal-places="0" number:min-integer-digits="1" number:grouping="true"/>
    </number:number-style>
    <number:number-style style:name="N139">
      <number:text>-€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loext:min-decimal-places="2" number:min-integer-digits="1" number:grouping="true"/>
    </number:number-style>
    <number:number-style style:name="N142">
      <number:text>-€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pta</number:text>
    </number:number-style>
    <number:number-style style:name="N16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pta</number:text>
    </number:number-style>
    <number:number-style style:name="N164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loext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loext:min-decimal-places="0" number:min-integer-digits="1" number:grouping="true"/>
      <number:text> Pts</number:text>
    </number:number-style>
    <number:number-style style:name="N18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loext:min-decimal-places="2" number:min-integer-digits="1" number:grouping="true"/>
      <number:text> Pts</number:text>
    </number:number-style>
    <number:number-style style:name="N18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loext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loext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8P0" style:volatile="true">
      <number:text>Sí</number:text>
    </number:number-style>
    <number:number-style style:name="N198P1" style:volatile="true">
      <number:text>Sí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Verdadero</number:text>
    </number:number-style>
    <number:number-style style:name="N200P1" style:volatile="true">
      <number:text>Verdadero</number:text>
    </number:number-style>
    <number:number-style style:name="N200">
      <number:text>Fals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Activado</number:text>
    </number:number-style>
    <number:number-style style:name="N202P1" style:volatile="true">
      <number:text>Activado</number:text>
    </number:number-style>
    <number:number-style style:name="N202">
      <number:text>Desactivado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4P0"/>
    </number:currency-style>
    <number:number-style style:name="N205">
      <number:number number:decimal-places="0" loext:min-decimal-places="0" number:min-integer-digits="3"/>
    </number:number-style>
    <number:number-style style:name="N207P0" style:volatile="true">
      <number:text>$</number:text>
      <number:number number:decimal-places="0" loext:min-decimal-places="0" number:min-integer-digits="1" number:grouping="true"/>
    </number:number-style>
    <number:number-style style:name="N207">
      <number:text>-$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$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$</number:text>
      <number:number number:decimal-places="2" loext:min-decimal-places="2" number:min-integer-digits="1" number:grouping="true"/>
    </number:number-style>
    <number:number-style style:name="N210">
      <number:text>-$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$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19P2" style:volatile="true">
      <number:text> $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7mm" fo:margin-bottom="17mm" fo:margin-left="17.99mm" fo:margin-right="17.99m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20:05:27.9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0-03-05T20:17:40.776000000</dc:date>
    <meta:printed-by>María de los Ángeles González Barroso</meta:printed-by>
    <meta:print-date>2010-12-13T10:47:01.18</meta:print-date>
    <meta:keyword>&lt;v01r00&gt;</meta:keyword>
    <dc:language>es-ES</dc:language>
    <meta:editing-cycles>126</meta:editing-cycles>
    <meta:editing-duration>P1DT21H33M38S</meta:editing-duration>
    <meta:document-statistic meta:table-count="2" meta:cell-count="105" meta:object-count="2"/>
    <meta:user-defined meta:name="Info 1"/>
    <meta:user-defined meta:name="Info 2"/>
    <meta:user-defined meta:name="Info 3"/>
    <meta:user-defined meta:name="Info 4"/>
  </office:meta>
</office:document-meta>
</file>